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6.01pt"/>
    </style:style>
    <style:style style:name="co3" style:family="table-column">
      <style:table-column-properties fo:break-before="auto" style:column-width="71.6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50"/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with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96" calcext:value-type="float">
            <text:p>118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25" calcext:value-type="float">
            <text:p>10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62" calcext:value-type="float">
            <text:p>45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646" calcext:value-type="float">
            <text:p>50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83" calcext:value-type="float">
            <text:p>512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255" calcext:value-type="float">
            <text:p>752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42" calcext:value-type="float">
            <text:p>335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799" calcext:value-type="float">
            <text:p>667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861" calcext:value-type="float">
            <text:p>148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817" calcext:value-type="float">
            <text:p>59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037" calcext:value-type="float">
            <text:p>690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297" calcext:value-type="float">
            <text:p>28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805" calcext:value-type="float">
            <text:p>708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446" calcext:value-type="float">
            <text:p>45446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 pairs when it scored the best (cosine + emd)</text:p>
          </table:table-cell>
          <table:table-cell office:value-type="string" calcext:value-type="string">
            <text:p>no pairs (real)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" calcext:value-type="float">
            <text:p>88</text:p>
          </table:table-cell>
          <table:table-cell table:formula="of:=[.B2]/2" office:value-type="float" office:value="44" calcext:value-type="float">
            <text:p>44</text:p>
          </table:table-cell>
          <table:table-cell table:formula="of:=ROUND(([.C2]/[.C$6])*100;1)"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4" calcext:value-type="float">
            <text:p>54</text:p>
          </table:table-cell>
          <table:table-cell table:formula="of:=[.B3]/2" office:value-type="float" office:value="27" calcext:value-type="float">
            <text:p>27</text:p>
          </table:table-cell>
          <table:table-cell table:formula="of:=ROUND(([.C3]/[.C$6])*100;1)"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88" calcext:value-type="float">
            <text:p>88</text:p>
          </table:table-cell>
          <table:table-cell table:formula="of:=[.B4]/2" office:value-type="float" office:value="44" calcext:value-type="float">
            <text:p>44</text:p>
          </table:table-cell>
          <table:table-cell table:formula="of:=ROUND(([.C4]/[.C$6])*100;1)"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250" calcext:value-type="float">
            <text:p>250</text:p>
          </table:table-cell>
          <table:table-cell table:formula="of:=[.B5]/2" office:value-type="float" office:value="125" calcext:value-type="float">
            <text:p>125</text:p>
          </table:table-cell>
          <table:table-cell table:formula="of:=ROUND(([.C5]/[.C$6])*100;1)" office:value-type="float" office:value="52.1" calcext:value-type="float">
            <text:p>52.1</text:p>
          </table:table-cell>
        </table:table-row>
        <table:table-row table:style-name="ro1">
          <table:table-cell table:number-columns-repeated="2"/>
          <table:table-cell table:formula="of:=SUM([.C2:.C5])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16*15" office:value-type="float" office:value="240" calcext:value-type="float">
            <text:p>240</text:p>
          </table:table-cell>
          <table:table-cell/>
        </table:table-row>
      </table:table>
      <table:table table:name="Model Error Averages xgb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9953" calcext:value-type="float">
            <text:p>15.99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1940565745036" calcext:value-type="float">
            <text:p>24.1940565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9486" calcext:value-type="float">
            <text:p>14.9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4119238535563" calcext:value-type="float">
            <text:p>20.4119238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9252" calcext:value-type="float">
            <text:p>12.9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0632204055786" calcext:value-type="float">
            <text:p>21.0632204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486" calcext:value-type="float">
            <text:p>15.14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1119990030924" calcext:value-type="float">
            <text:p>21.1119990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5655" calcext:value-type="float">
            <text:p>12.565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0604395548503" calcext:value-type="float">
            <text:p>22.0604395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203" calcext:value-type="float">
            <text:p>13.32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3054862976074" calcext:value-type="float">
            <text:p>23.3054862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3812" calcext:value-type="float">
            <text:p>16.38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6462464650472" calcext:value-type="float">
            <text:p>24.646246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5931" calcext:value-type="float">
            <text:p>10.593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4348505020142" calcext:value-type="float">
            <text:p>16.434850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6629" calcext:value-type="float">
            <text:p>12.66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1716824849447" calcext:value-type="float">
            <text:p>20.17168248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8348" calcext:value-type="float">
            <text:p>15.834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2701880772909" calcext:value-type="float">
            <text:p>21.2701880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3723" calcext:value-type="float">
            <text:p>15.3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8024198532104" calcext:value-type="float">
            <text:p>19.80241985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0623" calcext:value-type="float">
            <text:p>11.06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9321177164714" calcext:value-type="float">
            <text:p>16.93211771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6127" calcext:value-type="float">
            <text:p>10.61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2071745554606" calcext:value-type="float">
            <text:p>18.2071745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0228" calcext:value-type="float">
            <text:p>14.02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509469350179" calcext:value-type="float">
            <text:p>19.50946935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214" calcext:value-type="float">
            <text:p>12.42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593012046814" calcext:value-type="float">
            <text:p>18.5930120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092" calcext:value-type="float">
            <text:p>12.40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6840156555176" calcext:value-type="float">
            <text:p>20.6840156555</text:p>
          </table:table-cell>
        </table:table-row>
        <table:table-row table:style-name="ro1">
          <table:table-cell table:number-columns-repeated="2"/>
          <table:table-cell table:formula="of:=AVERAGE([.C2:.C17])" office:value-type="float" office:value="13.5172625" calcext:value-type="float">
            <text:p>13.5172625</text:p>
          </table:table-cell>
          <table:table-cell table:number-columns-repeated="3"/>
          <table:table-cell table:formula="of:=AVERAGE([.G2:.G17])" office:value-type="float" office:value="20.5248938997587" calcext:value-type="float">
            <text:p>20.5248938998</text:p>
          </table:table-cell>
        </table:table-row>
      </table:table>
      <table:table table:name="Model Error Averages d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7276" calcext:value-type="float">
            <text:p>17.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t</text:p>
          </table:table-cell>
          <table:table-cell office:value-type="float" office:value="24.930467859904" calcext:value-type="float">
            <text:p>24.9304678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3603" calcext:value-type="float">
            <text:p>16.3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20.8323866526286" calcext:value-type="float">
            <text:p>20.8323866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282" calcext:value-type="float">
            <text:p>16.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t</text:p>
          </table:table-cell>
          <table:table-cell office:value-type="float" office:value="22.3355959574382" calcext:value-type="float">
            <text:p>22.3355959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4514" calcext:value-type="float">
            <text:p>17.45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t</text:p>
          </table:table-cell>
          <table:table-cell office:value-type="float" office:value="21.8538889567057" calcext:value-type="float">
            <text:p>21.8538889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2888" calcext:value-type="float">
            <text:p>16.288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t</text:p>
          </table:table-cell>
          <table:table-cell office:value-type="float" office:value="22.5438697179159" calcext:value-type="float">
            <text:p>22.5438697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7871" calcext:value-type="float">
            <text:p>16.78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t</text:p>
          </table:table-cell>
          <table:table-cell office:value-type="float" office:value="24.1309687296549" calcext:value-type="float">
            <text:p>24.1309687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9.0465" calcext:value-type="float">
            <text:p>19.046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t</text:p>
          </table:table-cell>
          <table:table-cell office:value-type="float" office:value="24.9871400197347" calcext:value-type="float">
            <text:p>24.9871400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0308" calcext:value-type="float">
            <text:p>12.030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t</text:p>
          </table:table-cell>
          <table:table-cell office:value-type="float" office:value="17.9193421681722" calcext:value-type="float">
            <text:p>17.9193421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9897" calcext:value-type="float">
            <text:p>13.989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t</text:p>
          </table:table-cell>
          <table:table-cell office:value-type="float" office:value="21.0506623586019" calcext:value-type="float">
            <text:p>21.0506623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6452" calcext:value-type="float">
            <text:p>16.645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t</text:p>
          </table:table-cell>
          <table:table-cell office:value-type="float" office:value="21.8180431365967" calcext:value-type="float">
            <text:p>21.8180431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2207" calcext:value-type="float">
            <text:p>17.22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t</text:p>
          </table:table-cell>
          <table:table-cell office:value-type="float" office:value="20.3903527577718" calcext:value-type="float">
            <text:p>20.39035275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8728" calcext:value-type="float">
            <text:p>12.87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t</text:p>
          </table:table-cell>
          <table:table-cell office:value-type="float" office:value="18.2913410186768" calcext:value-type="float">
            <text:p>18.2913410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1.9335" calcext:value-type="float">
            <text:p>11.93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t</text:p>
          </table:table-cell>
          <table:table-cell office:value-type="float" office:value="19.6884958267212" calcext:value-type="float">
            <text:p>19.6884958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541" calcext:value-type="float">
            <text:p>17.5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t</text:p>
          </table:table-cell>
          <table:table-cell office:value-type="float" office:value="20.5521476745605" calcext:value-type="float">
            <text:p>20.5521476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0841" calcext:value-type="float">
            <text:p>13.08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t</text:p>
          </table:table-cell>
          <table:table-cell office:value-type="float" office:value="19.743076133728" calcext:value-type="float">
            <text:p>19.74307613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4.4297" calcext:value-type="float">
            <text:p>14.42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t</text:p>
          </table:table-cell>
          <table:table-cell office:value-type="float" office:value="21.2866333643595" calcext:value-type="float">
            <text:p>21.2866333644</text:p>
          </table:table-cell>
        </table:table-row>
        <table:table-row table:style-name="ro1">
          <table:table-cell table:number-columns-repeated="2"/>
          <table:table-cell table:formula="of:=AVERAGE([.C2:.C17])" office:value-type="float" office:value="15.6057" calcext:value-type="float">
            <text:p>15.6057</text:p>
          </table:table-cell>
          <table:table-cell table:number-columns-repeated="3"/>
          <table:table-cell table:formula="of:=AVERAGE([.G2:.G17])" office:value-type="float" office:value="21.3971507708232" calcext:value-type="float">
            <text:p>21.3971507708</text:p>
          </table:table-cell>
        </table:table-row>
        <table:table-row table:style-name="ro1" table:number-rows-repeated="15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table table:name="Model Error Averages svm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7.8501" calcext:value-type="float">
            <text:p>17.8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4.608145014445" calcext:value-type="float">
            <text:p>24.6081450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7896" calcext:value-type="float">
            <text:p>16.7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0708686828613" calcext:value-type="float">
            <text:p>21.0708686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1593" calcext:value-type="float">
            <text:p>15.1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5185574849447" calcext:value-type="float">
            <text:p>21.5185574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2861" calcext:value-type="float">
            <text:p>18.286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2.2278433481852" calcext:value-type="float">
            <text:p>22.2278433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64" calcext:value-type="float">
            <text:p>15.6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2.3628051757813" calcext:value-type="float">
            <text:p>22.3628051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6.3489925384521" calcext:value-type="float">
            <text:p>26.348992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7849" calcext:value-type="float">
            <text:p>18.784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4.1406541188558" calcext:value-type="float">
            <text:p>24.14065411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1286" calcext:value-type="float">
            <text:p>13.1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59422047933" calcext:value-type="float">
            <text:p>18.6859422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8449" calcext:value-type="float">
            <text:p>13.844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4950198491414" calcext:value-type="float">
            <text:p>20.4950198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9271" calcext:value-type="float">
            <text:p>16.927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7453155517578" calcext:value-type="float">
            <text:p>21.7453155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3477" calcext:value-type="float">
            <text:p>16.34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2624366760254" calcext:value-type="float">
            <text:p>20.2624366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3679" calcext:value-type="float">
            <text:p>13.36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7.9573296229045" calcext:value-type="float">
            <text:p>17.9573296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2.7805" calcext:value-type="float">
            <text:p>12.78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9833299001058" calcext:value-type="float">
            <text:p>20.9833299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607" calcext:value-type="float">
            <text:p>15.6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2210520426432" calcext:value-type="float">
            <text:p>20.22105204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4365" calcext:value-type="float">
            <text:p>13.43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8193901697795" calcext:value-type="float">
            <text:p>18.81939016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4.2317" calcext:value-type="float">
            <text:p>14.23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7665108998617" calcext:value-type="float">
            <text:p>20.7665108999</text:p>
          </table:table-cell>
        </table:table-row>
        <table:table-row table:style-name="ro1">
          <table:table-cell/>
          <table:table-cell table:style-name="ce1"/>
          <table:table-cell table:formula="of:=AVERAGE([.C2:.C17])" office:value-type="float" office:value="15.67899375" calcext:value-type="float">
            <text:p>15.67899375</text:p>
          </table:table-cell>
          <table:table-cell table:number-columns-repeated="3"/>
          <table:table-cell table:formula="of:=AVERAGE([.G2:.G17])" office:value-type="float" office:value="21.3883870800336" calcext:value-type="float">
            <text:p>21.38838708</text:p>
          </table:table-cell>
        </table:table-row>
        <table:table-row table:style-name="ro1" table:number-rows-repeated="14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table table:name="Model Error Averages mlp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6656" calcext:value-type="float">
            <text:p>19.6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6.1284187316895" calcext:value-type="float">
            <text:p>26.1284187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545" calcext:value-type="float">
            <text:p>17.4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2631121317546" calcext:value-type="float">
            <text:p>20.2631121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015" calcext:value-type="float">
            <text:p>17.40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2789763132731" calcext:value-type="float">
            <text:p>22.2789763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2333" calcext:value-type="float">
            <text:p>20.2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3.4552361806234" calcext:value-type="float">
            <text:p>23.4552361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5283" calcext:value-type="float">
            <text:p>17.528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9440114339193" calcext:value-type="float">
            <text:p>21.9440114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8313" calcext:value-type="float">
            <text:p>21.83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5.731090037028" calcext:value-type="float">
            <text:p>25.731090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2395" calcext:value-type="float">
            <text:p>19.2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4.9791685740153" calcext:value-type="float">
            <text:p>24.979168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6483" calcext:value-type="float">
            <text:p>14.648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7990323384603" calcext:value-type="float">
            <text:p>17.7990323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3588" calcext:value-type="float">
            <text:p>15.358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4899731318156" calcext:value-type="float">
            <text:p>20.4899731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079" calcext:value-type="float">
            <text:p>18.07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6636486053467" calcext:value-type="float">
            <text:p>22.6636486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3936" calcext:value-type="float">
            <text:p>17.39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2830135345459" calcext:value-type="float">
            <text:p>21.2830135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2864" calcext:value-type="float">
            <text:p>15.28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180943997701" calcext:value-type="float">
            <text:p>19.1809439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2167" calcext:value-type="float">
            <text:p>14.21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8475597381592" calcext:value-type="float">
            <text:p>19.8475597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7575" calcext:value-type="float">
            <text:p>17.75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4495435078939" calcext:value-type="float">
            <text:p>20.44954350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024" calcext:value-type="float">
            <text:p>15.40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8006676355998" calcext:value-type="float">
            <text:p>19.8006676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6.1914" calcext:value-type="float">
            <text:p>16.19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3058405558268" calcext:value-type="float">
            <text:p>21.3058405558</text:p>
          </table:table-cell>
        </table:table-row>
        <table:table-row table:style-name="ro1">
          <table:table-cell table:number-columns-repeated="2"/>
          <table:table-cell table:formula="of:=AVERAGE([.C2:.C17])" office:value-type="float" office:value="17.35550625" calcext:value-type="float">
            <text:p>17.35550625</text:p>
          </table:table-cell>
          <table:table-cell table:number-columns-repeated="3"/>
          <table:table-cell table:formula="of:=AVERAGE([.G2:.G17])" office:value-type="float" office:value="21.7250147779783" calcext:value-type="float">
            <text:p>21.725014778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15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table table:name="Model Error Averages best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training error</text:p>
          </table:table-cell>
          <table:table-cell office:value-type="string" calcext:value-type="string">
            <text:p>test erro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7276" calcext:value-type="float">
            <text:p>17.7276</text:p>
          </table:table-cell>
          <table:table-cell office:value-type="float" office:value="23.9202477773031" calcext:value-type="float">
            <text:p>23.92024777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486" calcext:value-type="float">
            <text:p>14.9486</text:p>
          </table:table-cell>
          <table:table-cell office:value-type="float" office:value="19.2733885447184" calcext:value-type="float">
            <text:p>19.27338854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9252" calcext:value-type="float">
            <text:p>12.9252</text:p>
          </table:table-cell>
          <table:table-cell office:value-type="float" office:value="20.4850382486979" calcext:value-type="float">
            <text:p>20.48503824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1486" calcext:value-type="float">
            <text:p>15.1486</text:p>
          </table:table-cell>
          <table:table-cell office:value-type="float" office:value="20.8563432057699" calcext:value-type="float">
            <text:p>20.85634320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655" calcext:value-type="float">
            <text:p>12.5655</text:p>
          </table:table-cell>
          <table:table-cell office:value-type="float" office:value="20.885079574585" calcext:value-type="float">
            <text:p>20.88507957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682" calcext:value-type="float">
            <text:p>18.682</text:p>
          </table:table-cell>
          <table:table-cell office:value-type="float" office:value="22.8276229858398" calcext:value-type="float">
            <text:p>22.82762298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7849" calcext:value-type="float">
            <text:p>18.7849</text:p>
          </table:table-cell>
          <table:table-cell office:value-type="float" office:value="23.5451730092367" calcext:value-type="float">
            <text:p>23.545173009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0308" calcext:value-type="float">
            <text:p>12.0308</text:p>
          </table:table-cell>
          <table:table-cell office:value-type="float" office:value="15.9310190200806" calcext:value-type="float">
            <text:p>15.93101902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6629" calcext:value-type="float">
            <text:p>12.6629</text:p>
          </table:table-cell>
          <table:table-cell office:value-type="float" office:value="19.3263565063477" calcext:value-type="float">
            <text:p>19.326356506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8348" calcext:value-type="float">
            <text:p>15.8348</text:p>
          </table:table-cell>
          <table:table-cell office:value-type="float" office:value="20.8766311009725" calcext:value-type="float">
            <text:p>20.8766311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3723" calcext:value-type="float">
            <text:p>15.3723</text:p>
          </table:table-cell>
          <table:table-cell office:value-type="float" office:value="19.4793850580851" calcext:value-type="float">
            <text:p>19.479385058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8728" calcext:value-type="float">
            <text:p>12.8728</text:p>
          </table:table-cell>
          <table:table-cell office:value-type="float" office:value="16.6761222839355" calcext:value-type="float">
            <text:p>16.67612228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127" calcext:value-type="float">
            <text:p>10.6127</text:p>
          </table:table-cell>
          <table:table-cell office:value-type="float" office:value="17.4261971155802" calcext:value-type="float">
            <text:p>17.42619711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0228" calcext:value-type="float">
            <text:p>14.0228</text:p>
          </table:table-cell>
          <table:table-cell office:value-type="float" office:value="18.9895319620768" calcext:value-type="float">
            <text:p>18.989531962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4214" calcext:value-type="float">
            <text:p>12.4214</text:p>
          </table:table-cell>
          <table:table-cell office:value-type="float" office:value="18.0426610946655" calcext:value-type="float">
            <text:p>18.042661094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9.7553300857544" calcext:value-type="float">
            <text:p>19.7553300858</text:p>
          </table:table-cell>
          <table:table-cell table:number-columns-repeated="4"/>
        </table:table-row>
        <table:table-row table:style-name="ro1">
          <table:table-cell/>
          <table:table-cell table:formula="of:=AVERAGE([.B2:.B17])" office:value-type="float" office:value="14.31388125" calcext:value-type="float">
            <text:p>14.31388125</text:p>
          </table:table-cell>
          <table:table-cell table:formula="of:=AVERAGE([.C2:.C17])" office:value-type="float" office:value="19.8935079733531" calcext:value-type="float">
            <text:p>19.8935079734</text:p>
          </table:table-cell>
          <table:table-cell table:number-columns-repeated="3"/>
          <table:table-cell table:style-name="Default"/>
        </table:table-row>
      </table:table>
      <table:table table:name="Correlation Overview xgb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82142857142857" calcext:value-type="float">
            <text:p>-0.1821428571</text:p>
          </table:table-cell>
          <table:table-cell office:value-type="float" office:value="0.32" calcext:value-type="float">
            <text:p>0.32</text:p>
          </table:table-cell>
          <table:table-cell office:value-type="float" office:value="0.207142857142857" calcext:value-type="float">
            <text:p>0.20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57142857142857" calcext:value-type="float">
            <text:p>-0.2571428571</text:p>
          </table:table-cell>
          <table:table-cell office:value-type="float" office:value="0.28" calcext:value-type="float">
            <text:p>0.28</text:p>
          </table:table-cell>
          <table:table-cell office:value-type="float" office:value="0.203571428571429" calcext:value-type="float">
            <text:p>0.203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32142857142857" calcext:value-type="float">
            <text:p>-0.4321428571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27" calcext:value-type="float">
            <text:p>0.27</text:p>
          </table:table-cell>
          <table:table-cell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521428571428571" calcext:value-type="float">
            <text:p>0.5214285714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64285714285714" calcext:value-type="float">
            <text:p>-0.36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17857142857143" calcext:value-type="float">
            <text:p>-0.4178571429</text:p>
          </table:table-cell>
          <table:table-cell office:value-type="float" office:value="0.52" calcext:value-type="float">
            <text:p>0.52</text:p>
          </table:table-cell>
          <table:table-cell office:value-type="float" office:value="0.217857142857143" calcext:value-type="float">
            <text:p>0.217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39285714285714" calcext:value-type="float">
            <text:p>-0.3392857143</text:p>
          </table:table-cell>
          <table:table-cell office:value-type="float" office:value="0.42" calcext:value-type="float">
            <text:p>0.42</text:p>
          </table:table-cell>
          <table:table-cell office:value-type="float" office:value="0.164285714285714" calcext:value-type="float">
            <text:p>0.16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553571428571429" calcext:value-type="float">
            <text:p>-0.5535714286</text:p>
          </table:table-cell>
          <table:table-cell office:value-type="float" office:value="0.38" calcext:value-type="float">
            <text:p>0.38</text:p>
          </table:table-cell>
          <table:table-cell office:value-type="float" office:value="0.407142857142857" calcext:value-type="float">
            <text:p>0.407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242857142857143" calcext:value-type="float">
            <text:p>-0.2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3" calcext:value-type="float">
            <text:p>-0.43</text:p>
          </table:table-cell>
          <table:table-cell office:value-type="float" office:value="-0.303571428571429" calcext:value-type="float">
            <text:p>-0.3035714286</text:p>
          </table:table-cell>
          <table:table-cell office:value-type="float" office:value="0.37" calcext:value-type="float">
            <text:p>0.37</text:p>
          </table:table-cell>
          <table:table-cell office:value-type="float" office:value="0.303571428571429" calcext:value-type="float">
            <text:p>0.303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" calcext:value-type="float">
            <text:p>-0.2</text:p>
          </table:table-cell>
          <table:table-cell office:value-type="float" office:value="0.33" calcext:value-type="float">
            <text:p>0.33</text:p>
          </table:table-cell>
          <table:table-cell office:value-type="float" office:value="0.246428571428571" calcext:value-type="float">
            <text:p>0.246428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office:value-type="float" office:value="-0.171428571428571" calcext:value-type="float">
            <text:p>-0.1714285714</text:p>
          </table:table-cell>
          <table:table-cell office:value-type="float" office:value="0.26" calcext:value-type="float">
            <text:p>0.26</text:p>
          </table:table-cell>
          <table:table-cell office:value-type="float" office:value="0.253571428571429" calcext:value-type="float">
            <text:p>0.2535714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0392857142857143" calcext:value-type="float">
            <text:p>-0.0392857143</text:p>
          </table:table-cell>
          <table:table-cell office:value-type="float" office:value="0.08" calcext:value-type="float">
            <text:p>0.08</text:p>
          </table:table-cell>
          <table:table-cell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310714285714286" calcext:value-type="float">
            <text:p>0.3107142857</text:p>
          </table:table-cell>
          <table:table-cell office:value-type="float" office:value="0.36" calcext:value-type="float">
            <text:p>0.36</text:p>
          </table:table-cell>
          <table:table-cell office:value-type="float" office:value="0.282142857142857" calcext:value-type="float">
            <text:p>0.2821428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 office:value-type="float" office:value="0.696428571428571" calcext:value-type="float">
            <text:p>0.6964285714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28571428571429" calcext:value-type="float">
            <text:p>-0.428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-0.239285714285714" calcext:value-type="float">
            <text:p>-0.239285714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10714285714286" calcext:value-type="float">
            <text:p>-0.2107142857</text:p>
          </table:table-cell>
        </table:table-row>
        <table:table-row table:style-name="ro1">
          <table:table-cell/>
          <table:table-cell table:style-name="ce4" table:formula="of:=SUM([.B2:.B17])/16" office:value-type="float" office:value="-0.10875" calcext:value-type="float">
            <text:p>-0.11</text:p>
          </table:table-cell>
          <table:table-cell table:style-name="ce4" table:formula="of:=SUM([.C2:.C17])/16" office:value-type="float" office:value="-0.108258928571429" calcext:value-type="float">
            <text:p>-0.11</text:p>
          </table:table-cell>
          <table:table-cell table:style-name="ce4" table:formula="of:=SUM([.D2:.D17])/16" office:value-type="float" office:value="0.14" calcext:value-type="float">
            <text:p>0.14</text:p>
          </table:table-cell>
          <table:table-cell table:style-name="ce4" table:formula="of:=SUM([.E2:.E17])/16" office:value-type="float" office:value="0.104241071428571" calcext:value-type="float">
            <text:p>0.10</text:p>
          </table:table-cell>
        </table:table-row>
      </table:table>
      <table:table table:name="Correlation Overview dt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2" calcext:value-type="float">
            <text:p>-0.42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" calcext:value-type="float">
            <text:p>-0.41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/>
          <table:table-cell table:style-name="ce2" table:formula="of:=SUM([.B2:.B17])/16" office:value-type="float" office:value="-0.098125" calcext:value-type="float">
            <text:p>-0.10</text:p>
          </table:table-cell>
          <table:table-cell/>
          <table:table-cell table:style-name="ce2" table:formula="of:=SUM([.D2:.D17])/16" office:value-type="float" office:value="0.109375" calcext:value-type="float">
            <text:p>0.11</text:p>
          </table:table-cell>
          <table:table-cell/>
        </table:table-row>
      </table:table>
      <table:table table:name="Correlation Overview sv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-0.57" calcext:value-type="float">
            <text:p>-0.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/>
          <table:table-cell table:style-name="ce2" table:formula="of:=SUM([.B2:.B17])/16" office:value-type="float" office:value="-0.089375" calcext:value-type="float">
            <text:p>-0.09</text:p>
          </table:table-cell>
          <table:table-cell/>
          <table:table-cell table:style-name="ce2" table:formula="of:=SUM([.D2:.D17])/16" office:value-type="float" office:value="0.10375" calcext:value-type="float">
            <text:p>0.10</text:p>
          </table:table-cell>
          <table:table-cell/>
        </table:table-row>
      </table:table>
      <table:table table:name="Correlation Overview ml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" calcext:value-type="float">
            <text:p>-0.43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8" calcext:value-type="float">
            <text:p>-0.58</text:p>
          </table:table-cell>
          <table:table-cell/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56" calcext:value-type="float">
            <text:p>-0.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57" calcext:value-type="float">
            <text:p>-0.57</text:p>
          </table:table-cell>
          <table:table-cell/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-0.58" calcext:value-type="float">
            <text:p>-0.5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/>
          <table:table-cell table:style-name="ce2" table:formula="of:=SUM([.B2:.B17])/16" office:value-type="float" office:value="-0.0575" calcext:value-type="float">
            <text:p>-0.06</text:p>
          </table:table-cell>
          <table:table-cell/>
          <table:table-cell table:style-name="ce2" table:formula="of:=SUM([.D2:.D17])/16" office:value-type="float" office:value="0.02625" calcext:value-type="float">
            <text:p>0.03</text:p>
          </table:table-cell>
          <table:table-cell/>
        </table:table-row>
      </table:table>
      <table:table table:name="Correlation Overview bes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9" calcext:value-type="float">
            <text:p>-0.39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3" calcext:value-type="float">
            <text:p>-0.03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-0.54" calcext:value-type="float">
            <text:p>-0.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/>
          <table:table-cell table:style-name="ce2" table:formula="of:=SUM([.B2:.B17])/16" office:value-type="float" office:value="-0.11375" calcext:value-type="float">
            <text:p>-0.11</text:p>
          </table:table-cell>
          <table:table-cell/>
          <table:table-cell table:style-name="ce2" table:formula="of:=SUM([.D2:.D17])/16" office:value-type="float" office:value="0.10875" calcext:value-type="float">
            <text:p>0.11</text:p>
          </table:table-cell>
          <table:table-cell/>
        </table:table-row>
      </table:table>
      <table:table table:name="CO area xg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0.0428571428571429" calcext:value-type="float">
            <text:p>-0.0428571429</text:p>
          </table:table-cell>
          <table:table-cell office:value-type="float" office:value="0.1" calcext:value-type="float">
            <text:p>0.1</text:p>
          </table:table-cell>
          <table:table-cell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571428571428571" calcext:value-type="float">
            <text:p>0.0571428571</text:p>
          </table:table-cell>
          <table:table-cell office:value-type="float" office:value="0.3" calcext:value-type="float">
            <text:p>0.3</text:p>
          </table:table-cell>
          <table:table-cell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14285714285714" calcext:value-type="float">
            <text:p>-0.5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134064588392537" calcext:value-type="float">
            <text:p>0.1340645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785714285714286" calcext:value-type="float">
            <text:p>-0.0785714286</text:p>
          </table:table-cell>
          <table:table-cell office:value-type="float" office:value="0.22" calcext:value-type="float">
            <text:p>0.22</text:p>
          </table:table-cell>
          <table:table-cell office:value-type="float" office:value="0.0357142857142857" calcext:value-type="float">
            <text:p>0.03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928571428571429" calcext:value-type="float">
            <text:p>-0.092857142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1428571428571" calcext:value-type="float">
            <text:p>-0.12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0.257142857142857" calcext:value-type="float">
            <text:p>0.2571428571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42857142857143" calcext:value-type="float">
            <text:p>-0.342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26783403592498" calcext:value-type="float">
            <text:p>-0.2267834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821428571428571" calcext:value-type="float">
            <text:p>-0.0821428571</text:p>
          </table:table-cell>
          <table:table-cell office:value-type="float" office:value="0.36" calcext:value-type="float">
            <text:p>0.36</text:p>
          </table:table-cell>
          <table:table-cell office:value-type="float" office:value="0.360714285714286" calcext:value-type="float">
            <text:p>0.360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96428571428571" calcext:value-type="float">
            <text:p>-0.2964285714</text:p>
          </table:table-cell>
          <table:table-cell office:value-type="float" office:value="0.28" calcext:value-type="float">
            <text:p>0.28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28571428571429" calcext:value-type="float">
            <text:p>-0.3285714286</text:p>
          </table:table-cell>
          <table:table-cell office:value-type="float" office:value="0.05" calcext:value-type="float">
            <text:p>0.05</text:p>
          </table:table-cell>
          <table:table-cell office:value-type="float" office:value="0.310197719628513" calcext:value-type="float">
            <text:p>0.3101977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642857142857143" calcext:value-type="float">
            <text:p>0.0642857143</text:p>
          </table:table-cell>
          <table:table-cell office:value-type="float" office:value="0.06" calcext:value-type="float">
            <text:p>0.06</text:p>
          </table:table-cell>
          <table:table-cell office:value-type="float" office:value="-0.0316420541777893" calcext:value-type="float">
            <text:p>-0.03164205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3" calcext:value-type="float">
            <text:p>0.33</text:p>
          </table:table-cell>
          <table:table-cell office:value-type="float" office:value="0.274919969448397" calcext:value-type="float">
            <text:p>0.2749199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357142857142857" calcext:value-type="float">
            <text:p>0.0035714286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13531344891289" calcext:value-type="float">
            <text:p>-0.113531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.36</text:p>
          </table:table-cell>
          <table:table-cell office:value-type="float" office:value="0.457142857142857" calcext:value-type="float">
            <text:p>0.4571428571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75" calcext:value-type="float">
            <text:p>-0.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282142857142857" calcext:value-type="float">
            <text:p>0.282142857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28505514694526" calcext:value-type="float">
            <text:p>0.0628505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0.12" calcext:value-type="float">
            <text:p>0.12</text:p>
          </table:table-cell>
          <table:table-cell office:value-type="float" office:value="-0.107142857142857" calcext:value-type="float">
            <text:p>-0.1071428571</text:p>
          </table:table-cell>
        </table:table-row>
        <table:table-row table:style-name="ro1">
          <table:table-cell/>
          <table:table-cell table:style-name="ce4" table:formula="of:=SUM([.B2:.B17])/16" office:value-type="float" office:value="-0.0525" calcext:value-type="float">
            <text:p>-0.05</text:p>
          </table:table-cell>
          <table:table-cell table:style-name="ce4" table:formula="of:=SUM([.C2:.C17])/16" office:value-type="float" office:value="-0.0082589285714286" calcext:value-type="float">
            <text:p>-0.01</text:p>
          </table:table-cell>
          <table:table-cell table:style-name="ce4" table:formula="of:=SUM([.D2:.D17])/16" office:value-type="float" office:value="0.049375" calcext:value-type="float">
            <text:p>0.05</text:p>
          </table:table-cell>
          <table:table-cell table:style-name="ce4" table:formula="of:=SUM([.E2:.E17])/16" office:value-type="float" office:value="0.0309868944994756" calcext:value-type="float">
            <text:p>0.03</text:p>
          </table:table-cell>
        </table:table-row>
      </table:table>
      <table:table table:name="CO area d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57" calcext:value-type="float">
            <text:p>-0.57</text:p>
          </table:table-cell>
          <table:table-cell/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table:style-name="ce4" table:formula="of:=SUM([.B2:.B17])/16" office:value-type="float" office:value="-0.118125" calcext:value-type="float">
            <text:p>-0.12</text:p>
          </table:table-cell>
          <table:table-cell/>
          <table:table-cell table:style-name="ce4" table:formula="of:=SUM([.D2:.D17])/16" office:value-type="float" office:value="0.0075" calcext:value-type="float">
            <text:p>0.01</text:p>
          </table:table-cell>
          <table:table-cell/>
        </table:table-row>
      </table:table>
      <table:table table:name="CO area sv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table:style-name="ce4" table:formula="of:=SUM([.B2:.B17])/16" office:value-type="float" office:value="-0.07125" calcext:value-type="float">
            <text:p>-0.07</text:p>
          </table:table-cell>
          <table:table-cell/>
          <table:table-cell table:style-name="ce4" table:formula="of:=SUM([.D2:.D17])/16" office:value-type="float" office:value="0.025" calcext:value-type="float">
            <text:p>0.03</text:p>
          </table:table-cell>
          <table:table-cell/>
        </table:table-row>
      </table:table>
      <table:table table:name="CO area ml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cosine corr</text:p>
          </table:table-cell>
          <table:table-cell office:value-type="string" calcext:value-type="string">
            <text:p>cosine rank corr</text:p>
          </table:table-cell>
          <table:table-cell office:value-type="string" calcext:value-type="string">
            <text:p>emd corr</text:p>
          </table:table-cell>
          <table:table-cell office:value-type="string" calcext:value-type="string">
            <text:p>emd rank co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table:style-name="ce4" table:formula="of:=SUM([.B2:.B17])/16" office:value-type="float" office:value="-0.03625" calcext:value-type="float">
            <text:p>-0.04</text:p>
          </table:table-cell>
          <table:table-cell/>
          <table:table-cell table:style-name="ce4" table:formula="of:=SUM([.D2:.D17])/16" office:value-type="float" office:value="-0.003125" calcext:value-type="float">
            <text:p>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2:51:28.839273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7:20:10.122669372</meta:creation-date>
    <meta:generator>LibreOffice/5.1.6.2$Linux_X86_64 LibreOffice_project/10m0$Build-2</meta:generator>
    <dc:date>2018-10-19T13:05:33.121328059</dc:date>
    <meta:editing-duration>PT1H5M27S</meta:editing-duration>
    <meta:editing-cycles>31</meta:editing-cycles>
    <meta:document-statistic meta:table-count="16" meta:cell-count="1088" meta:object-count="0"/>
  </office:meta>
</office:document-meta>
</file>